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9.81604166666667cm"/>
    </style:style>
    <style:style style:name="ro1" style:family="table-row">
      <style:table-row-properties style:row-height="25.05pt" style:use-optimal-row-height="fals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on Registration Page "Date of birth" is optional field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Enter @FirstName value in 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@LastName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1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 Click on "Register" button</text:p>
          </table:table-cell>
          <table:table-cell office:value-type="string" table:style-name="ce4">
            <text:p>A page with following message is displayed:</text:p>
            <text:p/>
            <text:p>"THANK YOU FOR JOINING!"</text:p>
            <text:p>You're almost there!</text:p>
            <text:p>For your security, an email verification has been sent to your email address. Please follow the instructions in the email to verify your account.</text:p>
            <text:p/>
            <text:p>Didn't receive the email? Click the button to resend it."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3. Verify that Email for account verification<text:s/></text:p>
            <text:p>is received</text:p>
          </table:table-cell>
          <table:table-cell office:value-type="string" table:style-name="ce3">
            <text:p>Email for account verification is receiv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4. Click on the link in the received email</text:p>
          </table:table-cell>
          <table:table-cell office:value-type="string" table:style-name="ce4">
            <text:p>Registration is finalized. Dashboard app is displayed with the message that confirms successful registration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</text:p>
          </table:table-cell>
          <table:table-cell office:value-type="string" table:style-name="ce3">
            <text:p>Derr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Nor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darrennor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darren.norm@gmail.com">darren.norm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aEho15!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12:03Z</meta:creation-date>
    <dc:date>2022-07-01T08:44:27Z</dc:date>
  </office:meta>
</office:document-meta>
</file>